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kills_20_list" style:list-style-name="L1"/>
    <style:style style:name="P2" style:family="paragraph" style:parent-style-name="Text_20_body" style:list-style-name="L1"/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itle text:fixed="true">Work Experience</text:title><text:variable-set text:name="WORK_VERBOSE" text:display="none" text:formula="ooow:1" office:value-type="float" office:value="1" style:data-style-name="N0"/></text:h>
      <text:p text:style-name="Workplace_20_description">Aug, 2009 ― Mar, 2010<text:tab/>Custom Exteriors of WI, Inc<text:line-break/>Database Development<text:line-break/><text:tab/>and Management Specialist</text:p>
      <text:list xml:id="list954340561" text:style-name="L1">
        <text:list-item>
          <text:p text:style-name="P1"><text:hidden-paragraph text:condition="ooow:!WORK_VERBOSE"/>Supervised the upgrade and implementation of the company's existing database</text:p>
        </text:list-item>
        <text:list-item>
          <text:p text:style-name="P1"><text:hidden-paragraph text:condition="ooow:!WORK_VERBOSE"/>Oversaw the development of a comprehensive intranet-based data entry interface for internal company use</text:p>
        </text:list-item>
      </text:list>
      <text:p text:style-name="Workplace_20_description">Mar, 2009 ― Aug, 2009<text:tab/>Winner, Wixson &amp; Pernitz<text:line-break/>Accounting Data Management <text:tab/>Specialist</text:p>
      <text:list xml:id="list171270780" text:continue-numbering="true" text:style-name="L1">
        <text:list-item>
          <text:p text:style-name="P1"><text:hidden-paragraph text:condition="ooow:!WORK_VERBOSE"/>Responsible for the entry and management of thousands of invoices and hand-written work</text:p>
        </text:list-item>
        <text:list-item>
          <text:p text:style-name="P1"><text:hidden-paragraph text:condition="ooow:!WORK_VERBOSE"/>Managed a complex database of financial information of thousands of legal clients</text:p>
        </text:list-item>
        <text:list-item>
          <text:p text:style-name="P1"><text:hidden-paragraph text:condition="ooow:!WORK_VERBOSE"/>Responsible for quickly finding and correcting problems that arose, overseeing billing and mailing operations</text:p>
        </text:list-item>
        <text:list-item>
          <text:p text:style-name="P1"><text:hidden-paragraph text:condition="ooow:!WORK_VERBOSE"/>Supervised the maintenance and upgrade of software and hardware for the entire office</text:p>
        </text:list-item>
        <text:list-item>
          <text:p text:style-name="P1"><text:hidden-paragraph text:condition="ooow:!WORK_VERBOSE"/>Built a replacement database in Microsoft Access, with linked tables and a Visual Basic user interface</text:p>
        </text:list-item>
      </text:list>
      <text:p text:style-name="Workplace_20_description">Jan, 2009 ― Mar, 2009<text:tab/>Custom Exteriors of WI, Inc.<text:line-break/>Outside Technical Consultant</text:p>
      <text:list xml:id="list504224841" text:continue-numbering="true" text:style-name="L1">
        <text:list-item>
          <text:p text:style-name="P2"><text:hidden-paragraph text:condition="ooow:!WORK_VERBOSE"/>Oversaw the design and launch of a large-scale database to store financial and work records for thousands of customers and employees</text:p>
        </text:list-item>
      </text:list>
      <text:p text:style-name="Workplace_20_description">Jul, 2008 ― Jan, 2009<text:tab/>UW-Madison EH&amp;S<text:line-break/>Web Portal Contact Training <text:tab/>Specialist</text:p>
      <text:list xml:id="list495702453" text:continue-numbering="true" text:style-name="L1">
        <text:list-item>
          <text:p text:style-name="P1"><text:hidden-paragraph text:condition="ooow:!WORK_VERBOSE"/>Chief designer and developer of a complex website to convey a multitude of safety and medical information</text:p>
        </text:list-item>
        <text:list-item>
          <text:p text:style-name="P1"><text:hidden-paragraph text:condition="ooow:!WORK_VERBOSE"/>Supervised the design of an intuitive and sleek website layout</text:p>
        </text:list-item>
        <text:list-item>
          <text:p text:style-name="P1"><text:hidden-paragraph text:condition="ooow:!WORK_VERBOSE"/>Employed advanced graphic and video presentation techniques to a wide range of multimedia for use in a web-based setting</text:p>
        </text:list-item>
        <text:list-item>
          <text:p text:style-name="P1"><text:hidden-paragraph text:condition="ooow:!WORK_VERBOSE"/><text:hidden-paragraph text:condition="ooow:!WORK_VERBOSE"/>Used digital photography and image manipulation techniques to convey information to a wide audience of hundreds of university workers</text:p>
        </text:list-item>
        <text:list-item>
          <text:p text:style-name="P1"><text:soft-page-break/><text:hidden-paragraph text:condition="ooow:!WORK_VERBOSE"/>Employed HTML, CSS and object-oriented JavaScript to create a better user experience</text:p>
        </text:list-item>
      </text:list>
      <text:p text:style-name="Workplace_20_description">Sep, 2005 ― Present<text:tab/>Youth Against War and Racism<text:line-break/>Political Organizer</text:p>
      <text:list xml:id="list1485450726" text:continue-numbering="true" text:style-name="L1">
        <text:list-item>
          <text:p text:style-name="P1"><text:hidden-paragraph text:condition="ooow:!WORK_VERBOSE"/>Designed dozens of conspicuous and eye-catching graphical materials, both with and without the aid of computer graphic design</text:p>
        </text:list-item>
      </text:list>
      <text:p text:style-name="Workplace_20_description">Feb, 2001 ― Sep, 2005<text:tab/>Walgreens, Minneapolis, MN<text:line-break/>Customer Service Representative<text:line-break/>Photo Technician</text:p>
      <text:p text:style-name="Workplace_20_description">Sep, 2005 ― May, 2006<text:tab/>Walgreens, Stillwater, MN<text:line-break/>Photo Technician</text:p>
      <text:list xml:id="list1364535187" text:continue-numbering="true" text:style-name="L1">
        <text:list-item>
          <text:p text:style-name="P1"><text:hidden-paragraph text:condition="ooow:!WORK_VERBOSE"/>Successfully maintained general retail responsibilities, including accurately counting currency and aiding customers</text:p>
        </text:list-item>
        <text:list-item>
          <text:p text:style-name="P1"><text:hidden-paragraph text:condition="ooow:!WORK_VERBOSE"/>Employed film and print development techniques on four separate machines: Gretag Master Lab Plus; Noritsu QSF-V50 Film Processor and Scanner; Noritsu QSS-35 Plus Print Processor; Fujifilm Minilab-Frontier LP 70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orkplace_20_description" style:display-name="Workplace description" style:family="paragraph" style:parent-style-name="Text_20_body" style:next-style-name="Text_20_body">
      <style:paragraph-properties fo:margin-left="3.25in" fo:margin-right="0.75in" fo:margin-top="0.1in" fo:margin-bottom="0.0799in" fo:line-height="115%" fo:text-indent="-2.5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75in" fo:margin-right="0.75in" fo:text-indent="0in" style:auto-text-indent="false"/>
    </style:style>
    <style:style style:name="Skills_20_list" style:display-name="Skills list" style:family="paragraph" style:parent-style-name="Text_20_body" style:class="text">
      <style:paragraph-properties fo:text-align="justify" style:justify-single-word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</meta:generator>
    <dc:title>Work Experience</dc:title>
    <dc:subject>Resume</dc:subject>
    <meta:initial-creator>Daniel Church</meta:initial-creator>
    <meta:creation-date>2008-02-27T22:46:24</meta:creation-date>
    <dc:creator>Daniel Church</dc:creator>
    <dc:date>2011-07-18T20:36:43</dc:date>
    <meta:editing-cycles>32</meta:editing-cycles>
    <meta:editing-duration>PT2H50M17S</meta:editing-duration>
    <meta:document-statistic meta:table-count="0" meta:image-count="0" meta:object-count="0" meta:page-count="2" meta:paragraph-count="0" meta:word-count="360" meta:character-count="2354" meta:non-whitespace-character-count="2019"/>
    <meta:user-defined meta:name="Info 1"/>
    <meta:user-defined meta:name="Info 2"/>
    <meta:user-defined meta:name="Info 3"/>
    <meta:user-defined meta:name="Info 4"/>
  </office:meta>
</office:document-meta>
</file>